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1.2252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blue ghosts eaten</text:p>
          </table:table-cell>
          <table:table-cell office:value-type="string" calcext:value-type="string">
            <text:p>orange ghosts eaten</text:p>
          </table:table-cell>
          <table:table-cell office:value-type="string" calcext:value-type="string">
            <text:p>violations</text:p>
          </table:table-cell>
          <table:table-cell table:style-name="Default" office:value-type="string" calcext:value-type="string">
            <text:p>win/los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43" calcext:value-type="float">
            <text:p>-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42" calcext:value-type="float">
            <text:p>-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26" calcext:value-type="float">
            <text:p>-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53" calcext:value-type="float">
            <text:p>-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53" calcext:value-type="float">
            <text:p>-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401" calcext:value-type="float">
            <text:p>-4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76" calcext:value-type="float">
            <text:p>-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43" calcext:value-type="float">
            <text:p>-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51" calcext:value-type="float">
            <text:p>-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26" calcext:value-type="float">
            <text:p>-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68" calcext:value-type="float">
            <text:p>-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71" calcext:value-type="float">
            <text:p>-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92" calcext:value-type="float">
            <text:p>-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58" calcext:value-type="float">
            <text:p>-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327" calcext:value-type="float">
            <text:p>-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97" calcext:value-type="float">
            <text:p>-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70" calcext:value-type="float">
            <text:p>-27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45" calcext:value-type="float">
            <text:p>-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table:formula="of:=AVERAGE([.A2:.A1001])" office:value-type="float" office:value="1217.458" calcext:value-type="float">
            <text:p>1217.458</text:p>
          </table:table-cell>
          <table:table-cell table:formula="of:=AVERAGE([.B2:.B1001])" office:value-type="float" office:value="0.013" calcext:value-type="float">
            <text:p>0.013</text:p>
          </table:table-cell>
          <table:table-cell table:formula="of:=AVERAGE([.C2:.C1001])" office:value-type="float" office:value="0.018" calcext:value-type="float">
            <text:p>0.018</text:p>
          </table:table-cell>
          <table:table-cell/>
          <table:table-cell table:style-name="Default" table:formula="of:=COUNTIF([.E2:.E1001];&quot;True&quot;)" office:value-type="float" office:value="912" calcext:value-type="float">
            <text:p>912</text:p>
          </table:table-cell>
        </table:table-row>
        <table:table-row table:style-name="ro1">
          <table:table-cell table:formula="of:=MAX([.A2:.A1001])" office:value-type="float" office:value="1538" calcext:value-type="float">
            <text:p>1538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23:44:35.2527687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1T23:45:44.373379994</dc:date>
    <meta:editing-duration>PT3M12S</meta:editing-duration>
    <meta:editing-cycles>2</meta:editing-cycles>
    <meta:generator>LibreOffice/7.3.3.2$Linux_X86_64 LibreOffice_project/30$Build-2</meta:generator>
    <meta:document-statistic meta:table-count="1" meta:cell-count="5010" meta:object-count="0"/>
  </office:meta>
</office:document-meta>
</file>